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f11c4" officeooo:paragraph-rsid="000f11c4"/>
    </style:style>
    <style:style style:name="P2" style:family="paragraph" style:parent-style-name="Standard">
      <style:text-properties officeooo:rsid="000f11c4" officeooo:paragraph-rsid="000f11c4"/>
    </style:style>
    <style:style style:name="P3" style:family="paragraph" style:parent-style-name="Standard">
      <style:paragraph-properties fo:padding="0.0201in" fo:border="0.06pt solid #ffa6a6" style:shadow="#ffd7d7 0.0693in 0.0693in"/>
      <style:text-properties officeooo:rsid="000f11c4" officeooo:paragraph-rsid="000f11c4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Preformatted_20_Text">
      <style:paragraph-properties fo:margin-top="0in" fo:margin-bottom="0.1965in" style:contextual-spacing="false" fo:padding="0.0201in" fo:border="0.06pt solid #ffa6a6" style:shadow="#ffd7d7 0.0693in 0.0693in"/>
    </style:style>
    <style:style style:name="P6" style:family="paragraph" style:parent-style-name="Standard">
      <style:text-properties officeooo:rsid="000d6d7e" officeooo:paragraph-rsid="000d6d7e"/>
    </style:style>
    <style:style style:name="P7" style:family="paragraph" style:parent-style-name="Standard">
      <style:paragraph-properties fo:padding="0.0201in" fo:border="0.06pt solid #ffa6a6" style:shadow="#ffd7d7 0.0693in 0.0693in"/>
      <style:text-properties officeooo:rsid="000d6d7e" officeooo:paragraph-rsid="000d6d7e"/>
    </style:style>
    <style:style style:name="P8" style:family="paragraph" style:parent-style-name="Standard">
      <style:text-properties officeooo:rsid="000d6d7e" officeooo:paragraph-rsid="000fa08b"/>
    </style:style>
    <style:style style:name="P9" style:family="paragraph" style:parent-style-name="Standard">
      <style:text-properties officeooo:rsid="00141166" officeooo:paragraph-rsid="00141166"/>
    </style:style>
    <style:style style:name="P10" style:family="paragraph" style:parent-style-name="Standard">
      <style:text-properties officeooo:rsid="0015414c" officeooo:paragraph-rsid="0015414c"/>
    </style:style>
    <style:style style:name="P11" style:family="paragraph" style:parent-style-name="Preformatted_20_Text">
      <style:paragraph-properties fo:padding="0.0201in" fo:border="0.06pt solid #ffa6a6" style:shadow="#ffd7d7 0.0693in 0.0693in"/>
    </style:style>
    <style:style style:name="P12" style:family="paragraph" style:parent-style-name="Preformatted_20_Text">
      <style:paragraph-properties fo:padding="0.0201in" fo:border="0.06pt solid #ffa6a6" style:shadow="#ffd7d7 0.0693in 0.0693in"/>
      <style:text-properties officeooo:paragraph-rsid="000d6d7e"/>
    </style:style>
    <style:style style:name="P13" style:family="paragraph" style:parent-style-name="Preformatted_20_Text">
      <style:text-properties officeooo:paragraph-rsid="0015414c"/>
    </style:style>
    <style:style style:name="P14" style:family="paragraph" style:parent-style-name="Heading_20_3">
      <style:text-properties fo:color="#5983b0" loext:opacity="100%"/>
    </style:style>
    <style:style style:name="P15" style:family="paragraph" style:parent-style-name="Standard">
      <style:text-properties officeooo:rsid="000d6d7e" officeooo:paragraph-rsid="000fa08b"/>
    </style:style>
    <style:style style:name="T1" style:family="text">
      <style:text-properties officeooo:rsid="000d6d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1166" style:font-weight-asian="bold" style:font-weight-complex="bold"/>
    </style:style>
    <style:style style:name="T4" style:family="text">
      <style:text-properties officeooo:rsid="0015414c"/>
    </style:style>
    <style:style style:name="T5" style:family="text">
      <style:text-properties style:font-name="Liberation Serif" fo:font-size="12pt" officeooo:rsid="0015414c" style:font-size-asian="12pt" style:font-size-complex="12pt"/>
    </style:style>
    <style:style style:name="T6" style:family="text">
      <style:text-properties fo:color="#ff0000" loext:opacity="100%"/>
    </style:style>
    <style:style style:name="T7" style:family="text">
      <style:text-properties officeooo:rsid="0015c882"/>
    </style:style>
    <style:style style:name="T8" style:family="text">
      <style:text-properties officeooo:rsid="001966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3">Day 28 – structs</text:h>
      <text:p text:style-name="P6"/>
      <text:p text:style-name="P6"><text:span text:style-name="T2">Objects that we like to think of together </text:span><text:span text:style-name="T3">or as a group</text:span><text:span text:style-name="T2">:</text:span> <text:s/></text:p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9">When you want to group things together into a “type”, you can use a </text:p>
      <text:p text:style-name="P9"/>
      <text:p text:style-name="P9">Example: point A = (x,y)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12"><text:bookmark text:name="cb1-1"/><text:span text:style-name="Source_20_Text"><text:span text:style-name="T1">int main()</text:span></text:span><text:bookmark text:name="cb1-2"/><text:span text:style-name="Source_20_Text"><text:span text:style-name="T1"> </text:span></text:span><text:span text:style-name="Source_20_Text">{</text:span></text:p>
      <text:p text:style-name="P11"><text:bookmark text:name="cb1-3"/><text:span text:style-name="Source_20_Text"><text:s text:c="2"/>// Creates an object P of type point</text:span></text:p>
      <text:p text:style-name="P11"><text:bookmark text:name="cb1-4"/><text:span text:style-name="Source_20_Text"><text:s/></text:span></text:p>
      <text:p text:style-name="P11"><text:bookmark text:name="cb1-5"/></text:p>
      <text:p text:style-name="P11"><text:bookmark text:name="cb1-6"/><text:span text:style-name="Source_20_Text"><text:s text:c="2"/>// Reads &amp; stores coordinate values</text:span></text:p>
      <text:p text:style-name="P11"><text:bookmark text:name="cb1-7"/><text:span text:style-name="Source_20_Text"><text:s text:c="2"/>cout &lt;&lt; "Enter x-coord: ";</text:span></text:p>
      <text:p text:style-name="P11"><text:bookmark text:name="cb1-8"/><text:span text:style-name="Source_20_Text"><text:s text:c="2"/>cin &gt;&gt;</text:span></text:p>
      <text:p text:style-name="P11"><text:span text:style-name="Source_20_Text"/></text:p>
      <text:p text:style-name="P11"><text:bookmark text:name="cb1-9"/><text:span text:style-name="Source_20_Text"><text:s text:c="2"/>cout &lt;&lt; "Enter y-coord: ";</text:span></text:p>
      <text:p text:style-name="P11"><text:bookmark text:name="cb1-10"/><text:span text:style-name="Source_20_Text"><text:s text:c="2"/>cin &gt;&gt;</text:span></text:p>
      <text:p text:style-name="P11"><text:bookmark text:name="cb1-11"/></text:p>
      <text:p text:style-name="P11"><text:bookmark text:name="cb1-12"/><text:span text:style-name="Source_20_Text"><text:s text:c="2"/>// Writes out point P</text:span></text:p>
      <text:p text:style-name="P11"><text:bookmark text:name="cb1-13"/><text:span text:style-name="Source_20_Text"><text:s text:c="2"/>cout &lt;&lt; "Point is (" &lt;&lt; </text:span><text:bookmark text:name="cb1-14"/><text:span text:style-name="Source_20_Text"><text:s text:c="9"/>&lt;&lt; ',' &lt;&lt; <text:s text:c="10"/>&lt;&lt; ")" &lt;&lt; endl;</text:span></text:p>
      <text:p text:style-name="P11"><text:bookmark text:name="cb1-15"/></text:p>
      <text:p text:style-name="P11"><text:bookmark text:name="cb1-16"/><text:span text:style-name="Source_20_Text"><text:s text:c="2"/>return 0;</text:span></text:p>
      <text:p text:style-name="P5"><text:bookmark text:name="cb1-17"/><text:span text:style-name="Source_20_Text">}</text:span></text:p>
      <text:p text:style-name="P13"><text:span text:style-name="Source_20_Text"><text:span text:style-name="T5">Creating a function with structs:</text:span></text:span></text:p>
      <text:p text:style-name="P13"><text:span text:style-name="Source_20_Text"><text:span text:style-name="T5"/>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0"><text:soft-page-break/>Ex: Mid Info – combining different types within a struct</text:p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10">Ex: Matrix pointer and related inform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10">Problem:</text:p>
      <text:p text:style-name="P10">1. Create a struct point as we did before.</text:p>
      <text:p text:style-name="P10"/>
      <text:p text:style-name="P10"/>
      <text:p text:style-name="P10"/>
      <text:p text:style-name="P10"/>
      <text:p text:style-name="P1"><text:span text:style-name="T4">2. </text:span>Write a <text:span text:style-name="T4">function</text:span> that reads in three points describing the vertices of a triangle <text:span text:style-name="T7">and prints</text:span> the <text:span text:style-name="T7">original vertices given and the </text:span><text:span text:style-name="Emphasis">midpoint triangle</text:span> they define, i.e. the triangle whose vertices are the three midpoints of the previous triangle. A typical run of your program should look like:</text:p>
      <text:p text:style-name="Preformatted_20_Text"><text:span text:style-name="Source_20_Text">Enter</text:span><text:span text:style-name="Source_20_Text"><text:span text:style-name="T7">ed</text:span></text:span><text:span text:style-name="Source_20_Text"> triangle vertices: (0,0) (0,1) (1,0)</text:span></text:p>
      <text:p text:style-name="P4"><text:span text:style-name="Source_20_Text">Midpoint triangle vert</text:span><text:span text:style-name="Source_20_Text"><text:span text:style-name="T7">ice</text:span></text:span><text:span text:style-name="Source_20_Text">s: (0,0.5)(0.5,0.5)(0.5,0)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1:04:14.973896935</meta:creation-date>
    <dc:date>2022-11-09T07:29:51.505082137</dc:date>
    <meta:editing-duration>PT34M48S</meta:editing-duration>
    <meta:editing-cycles>10</meta:editing-cycles>
    <meta:generator>LibreOffice/7.3.6.2$Linux_X86_64 LibreOffice_project/30$Build-2</meta:generator>
    <meta:document-statistic meta:table-count="0" meta:image-count="0" meta:object-count="0" meta:page-count="2" meta:paragraph-count="24" meta:word-count="175" meta:character-count="1000" meta:non-whitespace-character-count="805"/>
  </office:meta>
</office:document-meta>
</file>